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dobe Garamond Pro" fo:font-size="16pt" fo:font-weight="bold" officeooo:rsid="000965ec" officeooo:paragraph-rsid="000965ec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dobe Garamond Pro" fo:font-size="16pt" fo:font-weight="normal" officeooo:rsid="001831f6" officeooo:paragraph-rsid="001831f6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Adobe Garamond Pro" fo:font-size="16pt" fo:font-weight="normal" officeooo:rsid="000965ec" officeooo:paragraph-rsid="000965ec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Adobe Garamond Pro" fo:font-size="16pt" fo:font-style="normal" fo:font-weight="normal" officeooo:rsid="001b6f2f" officeooo:paragraph-rsid="001b6f2f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style:font-name="Adobe Garamond Pro" fo:font-size="16pt" fo:font-style="normal" fo:font-weight="normal" officeooo:rsid="0025247f" officeooo:paragraph-rsid="0025247f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text-properties style:font-name="Adobe Garamond Pro" fo:font-size="12pt" fo:font-weight="normal" officeooo:rsid="001831f6" officeooo:paragraph-rsid="001831f6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dobe Garamond Pro" fo:font-size="12pt" fo:font-weight="normal" officeooo:rsid="002ae9fb" officeooo:paragraph-rsid="002ae9fb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dobe Garamond Pro" fo:font-size="12pt" fo:font-weight="normal" officeooo:rsid="00505c8b" officeooo:paragraph-rsid="00505c8b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Adobe Garamond Pro" fo:font-size="12pt" fo:font-style="italic" fo:font-weight="normal" officeooo:rsid="000965ec" officeooo:paragraph-rsid="000965ec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Adobe Garamond Pro" fo:font-size="12pt" fo:font-style="italic" fo:font-weight="normal" officeooo:rsid="000f9532" officeooo:paragraph-rsid="000f9532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Adobe Garamond Pro" fo:font-size="12pt" fo:font-style="italic" fo:font-weight="normal" officeooo:rsid="0014e917" officeooo:paragraph-rsid="0014e917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Adobe Garamond Pro" fo:font-size="12pt" fo:font-style="italic" fo:font-weight="normal" officeooo:rsid="001831f6" officeooo:paragraph-rsid="001831f6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Adobe Garamond Pro" fo:font-size="12pt" fo:font-style="italic" fo:font-weight="normal" officeooo:rsid="002903ce" officeooo:paragraph-rsid="002903ce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Adobe Garamond Pro" fo:font-size="12pt" fo:font-style="italic" fo:font-weight="normal" officeooo:rsid="0036d301" officeooo:paragraph-rsid="0036d301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Adobe Garamond Pro" fo:font-size="12pt" fo:font-style="italic" fo:font-weight="normal" officeooo:rsid="0036d301" officeooo:paragraph-rsid="00380886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style:font-name="Adobe Garamond Pro" fo:font-size="12pt" fo:font-style="italic" fo:font-weight="normal" officeooo:rsid="0041916f" officeooo:paragraph-rsid="0041916f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font-name="Adobe Garamond Pro" fo:font-size="12pt" fo:font-style="italic" fo:font-weight="normal" officeooo:rsid="0041916f" officeooo:paragraph-rsid="0047b502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font-name="Adobe Garamond Pro" fo:font-size="12pt" fo:font-style="italic" fo:font-weight="normal" officeooo:rsid="00423ef6" officeooo:paragraph-rsid="00423ef6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Adobe Garamond Pro" fo:font-size="12pt" fo:font-style="italic" fo:font-weight="bold" officeooo:rsid="004909da" officeooo:paragraph-rsid="004909da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style:font-name="Adobe Garamond Pro" fo:font-size="12pt" fo:font-style="normal" fo:font-weight="normal" officeooo:rsid="0019bc03" officeooo:paragraph-rsid="0019bc0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dobe Garamond Pro" fo:font-size="12pt" fo:font-style="normal" fo:font-weight="normal" officeooo:rsid="0020056d" officeooo:paragraph-rsid="0020056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dobe Garamond Pro" fo:font-size="12pt" fo:font-style="normal" fo:font-weight="normal" officeooo:rsid="0020dc16" officeooo:paragraph-rsid="0020dc1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Adobe Garamond Pro" fo:font-size="12pt" fo:font-style="normal" fo:font-weight="normal" officeooo:rsid="0025247f" officeooo:paragraph-rsid="0025247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Adobe Garamond Pro" fo:font-size="12pt" fo:font-style="normal" fo:font-weight="normal" officeooo:rsid="001b6f2f" officeooo:paragraph-rsid="001b6f2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Adobe Garamond Pro" fo:font-size="12pt" fo:font-style="normal" fo:font-weight="normal" officeooo:rsid="00271b94" officeooo:paragraph-rsid="00271b9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Adobe Garamond Pro" fo:font-size="12pt" fo:font-style="normal" fo:font-weight="normal" officeooo:rsid="002903ce" officeooo:paragraph-rsid="002903c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Adobe Garamond Pro" fo:font-size="12pt" fo:font-style="normal" fo:font-weight="normal" officeooo:rsid="0031101a" officeooo:paragraph-rsid="0031101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Adobe Garamond Pro" fo:font-size="12pt" fo:font-style="normal" fo:font-weight="normal" officeooo:rsid="0033aece" officeooo:paragraph-rsid="0033aec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Adobe Garamond Pro" fo:font-size="12pt" fo:font-style="normal" fo:font-weight="normal" officeooo:rsid="0036d301" officeooo:paragraph-rsid="0036d30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Adobe Garamond Pro" fo:font-size="12pt" fo:font-style="normal" fo:font-weight="normal" officeooo:rsid="00380886" officeooo:paragraph-rsid="0038088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Adobe Garamond Pro" fo:font-size="12pt" fo:font-style="normal" fo:font-weight="normal" officeooo:rsid="0039b655" officeooo:paragraph-rsid="0039b65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text-properties style:font-name="Adobe Garamond Pro" fo:font-size="12pt" fo:font-style="normal" fo:font-weight="normal" officeooo:rsid="003cf9b8" officeooo:paragraph-rsid="003cf9b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Adobe Garamond Pro" fo:font-size="12pt" fo:font-style="normal" fo:font-weight="normal" officeooo:rsid="003e7d38" officeooo:paragraph-rsid="003e7d3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Adobe Garamond Pro" fo:font-size="12pt" fo:font-style="normal" fo:font-weight="normal" officeooo:rsid="00406cf6" officeooo:paragraph-rsid="00406cf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Adobe Garamond Pro" fo:font-size="12pt" fo:font-style="normal" fo:font-weight="normal" officeooo:rsid="00428fab" officeooo:paragraph-rsid="00428fa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Adobe Garamond Pro" fo:font-size="12pt" fo:font-style="normal" fo:font-weight="normal" officeooo:rsid="0043a9fc" officeooo:paragraph-rsid="0043a9f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Adobe Garamond Pro" fo:font-size="12pt" fo:font-style="normal" fo:font-weight="normal" officeooo:rsid="0044b049" officeooo:paragraph-rsid="0047b50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Adobe Garamond Pro" fo:font-size="12pt" fo:font-style="normal" fo:font-weight="normal" officeooo:rsid="0047d460" officeooo:paragraph-rsid="0047d46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Adobe Garamond Pro" fo:font-size="12pt" fo:font-style="normal" fo:font-weight="normal" officeooo:rsid="00484c7f" officeooo:paragraph-rsid="00484c7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Adobe Garamond Pro" fo:font-size="12pt" fo:font-style="normal" fo:font-weight="normal" officeooo:rsid="00487ca7" officeooo:paragraph-rsid="00487ca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Adobe Garamond Pro" fo:font-size="12pt" fo:font-style="normal" fo:font-weight="normal" officeooo:rsid="004a1171" officeooo:paragraph-rsid="004a1171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Adobe Garamond Pro" fo:font-size="12pt" fo:font-style="normal" fo:font-weight="normal" officeooo:rsid="004b74ac" officeooo:paragraph-rsid="004b74ac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Adobe Garamond Pro" fo:font-size="12pt" fo:font-style="normal" fo:font-weight="normal" officeooo:rsid="00504aff" officeooo:paragraph-rsid="00504af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ad11a" style:font-style-asian="normal" style:font-style-complex="normal"/>
    </style:style>
    <style:style style:name="T3" style:family="text">
      <style:text-properties fo:font-style="normal" officeooo:rsid="000cceee" style:font-style-asian="normal" style:font-style-complex="normal"/>
    </style:style>
    <style:style style:name="T4" style:family="text">
      <style:text-properties fo:font-style="normal" officeooo:rsid="000e1fc2" style:font-style-asian="normal" style:font-style-complex="normal"/>
    </style:style>
    <style:style style:name="T5" style:family="text">
      <style:text-properties fo:font-style="normal" officeooo:rsid="000fd78d" style:font-style-asian="normal" style:font-style-complex="normal"/>
    </style:style>
    <style:style style:name="T6" style:family="text">
      <style:text-properties fo:font-style="normal" officeooo:rsid="00118fa8" style:font-style-asian="normal" style:font-style-complex="normal"/>
    </style:style>
    <style:style style:name="T7" style:family="text">
      <style:text-properties fo:font-style="normal" officeooo:rsid="0011ae1f" style:font-style-asian="normal" style:font-style-complex="normal"/>
    </style:style>
    <style:style style:name="T8" style:family="text">
      <style:text-properties fo:font-style="normal" officeooo:rsid="00166701" style:font-style-asian="normal" style:font-style-complex="normal"/>
    </style:style>
    <style:style style:name="T9" style:family="text">
      <style:text-properties fo:font-style="normal" officeooo:rsid="00167772" style:font-style-asian="normal" style:font-style-complex="normal"/>
    </style:style>
    <style:style style:name="T10" style:family="text">
      <style:text-properties fo:font-style="normal" officeooo:rsid="001c88dd" style:font-style-asian="normal" style:font-style-complex="normal"/>
    </style:style>
    <style:style style:name="T11" style:family="text">
      <style:text-properties fo:font-style="normal" officeooo:rsid="002c5d13" style:font-style-asian="normal" style:font-style-complex="normal"/>
    </style:style>
    <style:style style:name="T12" style:family="text">
      <style:text-properties fo:font-style="normal" officeooo:rsid="002cd30b" style:font-style-asian="normal" style:font-style-complex="normal"/>
    </style:style>
    <style:style style:name="T13" style:family="text">
      <style:text-properties fo:font-style="normal" officeooo:rsid="002dd5c8" style:font-style-asian="normal" style:font-style-complex="normal"/>
    </style:style>
    <style:style style:name="T14" style:family="text">
      <style:text-properties officeooo:rsid="00187fed"/>
    </style:style>
    <style:style style:name="T15" style:family="text">
      <style:text-properties officeooo:rsid="001c88dd"/>
    </style:style>
    <style:style style:name="T16" style:family="text">
      <style:text-properties fo:font-style="italic" officeooo:rsid="001c88dd" style:font-style-asian="italic" style:font-style-complex="italic"/>
    </style:style>
    <style:style style:name="T17" style:family="text">
      <style:text-properties officeooo:rsid="001ed0dc"/>
    </style:style>
    <style:style style:name="T18" style:family="text">
      <style:text-properties officeooo:rsid="0020dc16"/>
    </style:style>
    <style:style style:name="T19" style:family="text">
      <style:text-properties officeooo:rsid="00220e80"/>
    </style:style>
    <style:style style:name="T20" style:family="text">
      <style:text-properties officeooo:rsid="002f9760"/>
    </style:style>
    <style:style style:name="T21" style:family="text">
      <style:text-properties officeooo:rsid="00323f9a"/>
    </style:style>
    <style:style style:name="T22" style:family="text">
      <style:text-properties officeooo:rsid="0034d44d"/>
    </style:style>
    <style:style style:name="T23" style:family="text">
      <style:text-properties officeooo:rsid="003927e4"/>
    </style:style>
    <style:style style:name="T24" style:family="text">
      <style:text-properties officeooo:rsid="003ba63d"/>
    </style:style>
    <style:style style:name="T25" style:family="text">
      <style:text-properties officeooo:rsid="00406dd7"/>
    </style:style>
    <style:style style:name="T26" style:family="text">
      <style:text-properties officeooo:rsid="0045156d"/>
    </style:style>
    <style:style style:name="T27" style:family="text">
      <style:text-properties officeooo:rsid="004c70ad"/>
    </style:style>
    <style:style style:name="T28" style:family="text">
      <style:text-properties officeooo:rsid="005090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is</text:p>
      <text:p text:style-name="P2">Preliminary</text:p>
      <text:p text:style-name="P6">General setup. <text:span text:style-name="T14">We decided to use x y and z, and would focus our development on the Linux based Ubuntu operating system. The reasons for this were x y z.</text:span></text:p>
      <text:p text:style-name="P6"/>
      <text:p text:style-name="P7">We set up a Github repository, so that we easily could share all the code and progress we were making. </text:p>
      <text:p text:style-name="P3"/>
      <text:p text:style-name="P3">Phase 1</text:p>
      <text:p text:style-name="P8">This part will mostly be focusing on the initial setup of our project. </text:p>
      <text:p text:style-name="P3"/>
      <text:p text:style-name="P9">Setting up a local scripting</text:p>
      <text:p text:style-name="P9"><text:span text:style-name="T1">Before starting work on the server, and server side scripting, we decided to first set up the </text:span><text:span text:style-name="T2">GRASS work-flow in Python. </text:span><text:span text:style-name="T3">This was done to make sure that <text:s/>we didn't constantly have to update the WPS <text:s/></text:span><text:span text:style-name="T4">whenever we made changes to the code. </text:span></text:p>
      <text:p text:style-name="P9"/>
      <text:p text:style-name="P10"><text:span text:style-name="T4">O</text:span><text:span text:style-name="T1">bviously, the syntax for running GRASS through Python and </text:span><text:span text:style-name="T5">GRASS through the WPS differ, so it would have to be changed accordingly when porting it online, </text:span><text:span text:style-name="T6">but at least this would be </text:span><text:span text:style-name="T7">a way of commencing development, and being able to do things. </text:span></text:p>
      <text:p text:style-name="P10"/>
      <text:p text:style-name="P11"><text:span text:style-name="T7">W</text:span><text:span text:style-name="T1">hen </text:span><text:span text:style-name="T8">working with GRASS, but not explicitly starting a GRASS session, a variety of </text:span><text:span text:style-name="T9">environment variables have to be set. </text:span></text:p>
      <text:p text:style-name="P9"/>
      <text:p text:style-name="P12"><text:span text:style-name="T2">G</text:span><text:span text:style-name="T1">ISBASE: </text:span><text:span text:style-name="T10">This points to the top level directory of the GRASS installation</text:span></text:p>
      <text:p text:style-name="P12"/>
      <text:p text:style-name="P20">GISDBASE: <text:span text:style-name="T15">GRASS' database location, usually initiated as </text:span><text:span text:style-name="T16">grassdata</text:span><text:span text:style-name="T15">.</text:span></text:p>
      <text:p text:style-name="P20"/>
      <text:p text:style-name="P20">PATH: <text:span text:style-name="T17">The path location of GRASS, usually includes /script/ and /bin/.</text:span></text:p>
      <text:p text:style-name="P20"/>
      <text:p text:style-name="P21">These settings are set up in the header of the <text:span text:style-name="T18">project, and as such look like this:</text:span></text:p>
      <text:p text:style-name="P21"/>
      <text:p text:style-name="P22">gisbase = '/usr/lib/grass70'</text:p>
      <text:p text:style-name="P22"/>
      <text:p text:style-name="P22">os.environ['GISBASE'] = gisbase</text:p>
      <text:p text:style-name="P22"/>
      <text:p text:style-name="P22">os.environ['PATH'] += os.pathsep + os.path.join(gisbase, 'extrabin')</text:p>
      <text:p text:style-name="P22"/>
      <text:p text:style-name="P22">os.environ['GISDBASE'] = gisdb</text:p>
      <text:p text:style-name="P22"/>
      <text:p text:style-name="P22">When running the python script, it now initiates the GRASS environmental variables <text:span text:style-name="T19">necessary for importing and using GRASS' functions. </text:span><text:s/></text:p>
      <text:p text:style-name="P22"/>
      <text:p text:style-name="P15">Flooding the landscape</text:p>
      <text:p text:style-name="P30">Now that we could initiate <text:span text:style-name="T23">GRASS from within Python, we started developing the actual flood model. </text:span></text:p>
      <text:p text:style-name="P30"/>
      <text:p text:style-name="P31">We divided the <text:span text:style-name="T24">script into a variety of parts that needed to be created:</text:span></text:p>
      <text:p text:style-name="P31"/>
      <text:list xml:id="list2559742826138397646" text:style-name="L1">
        <text:list-item>
          <text:p text:style-name="P32">Flood DEM with water</text:p>
        </text:list-item>
        <text:list-item>
          <text:p text:style-name="P32">Identify critical areas</text:p>
        </text:list-item>
        <text:list-item>
          <text:p text:style-name="P32"><text:soft-page-break/>Perform MCDA</text:p>
        </text:list-item>
      </text:list>
      <text:p text:style-name="P33">We started creating the flooding of the DEM. </text:p>
      <text:p text:style-name="P22"/>
      <text:p text:style-name="P13">Setting up the server</text:p>
      <text:p text:style-name="P13"><text:span text:style-name="T1">Whilst the script, </text:span><text:span text:style-name="T11">and an understanding for using GRASS with Pytho</text:span><text:span text:style-name="T12">n</text:span><text:span text:style-name="T11">,</text:span><text:span text:style-name="T1"> was being developed, we also looked at how it could be deploy</text:span><text:span text:style-name="T13">e</text:span><text:span text:style-name="T1">d to the web. </text:span></text:p>
      <text:p text:style-name="P26">As PyWPS was created with Linux in mind, we wanted to make sure that the server was running this <text:span text:style-name="T20">as well. There are a wide variety of hosting services available, but for this project it was decided to use Amazon Web Services, or Amazon AWS as it is called.</text:span></text:p>
      <text:p text:style-name="P26"/>
      <text:p text:style-name="P27">The main reason for running the server on this service, is because the group has had previous experience with the platform, but also because <text:span text:style-name="T21">you can roll-up a so-called micro instance, which is a Free Tier – remaining free for the duration of a year.</text:span></text:p>
      <text:p text:style-name="P27"/>
      <text:p text:style-name="P28">Initiating a server on Amazon's Elastic Compute Cloud (EC2) is easy. <text:span text:style-name="T22">As we were using Ubuntu on our local computers, and therefore had experience with the file structures, we decided to roll up such a server.</text:span></text:p>
      <text:p text:style-name="P26"/>
      <text:p text:style-name="P34">Connecting to your server, when using Ubuntu, can be done through terminal, and most work on the server would therefore be done like this. <text:span text:style-name="T25">When uploading specific files though, an FTP client software was used.</text:span></text:p>
      <text:p text:style-name="P34"/>
      <text:p text:style-name="P18">Setting up a Web Server</text:p>
      <text:p text:style-name="P37"><text:span text:style-name="T26">Every instance set up with Amazon, is provided with a IP address from which you can visit. The Ubuntu image installed on our server did not contain a web server, so this had to be installed and configured.</text:span></text:p>
      <text:p text:style-name="P37"/>
      <text:p text:style-name="P38">Using the following terminal command, the server is installed:</text:p>
      <text:p text:style-name="P38"/>
      <text:p text:style-name="P39">sudo apt-get install apache2 </text:p>
      <text:p text:style-name="P39"/>
      <text:p text:style-name="P40">Now when visiting the IP address provided by amazon, a welcome page greets us. </text:p>
      <text:p text:style-name="P17"/>
      <text:p text:style-name="P16">Installing PyWPS</text:p>
      <text:p text:style-name="P42">Installing PyWPS is obviously critical <text:span text:style-name="T27">for the function of our project. How much should be here?</text:span></text:p>
      <text:p text:style-name="P14"/>
      <text:p text:style-name="P29"/>
      <text:p text:style-name="P29"/>
      <text:p text:style-name="P19">Problems:</text:p>
      <text:p text:style-name="P41">Reinstalling the server a couple of times</text:p>
      <text:p text:style-name="P20"/>
      <text:p text:style-name="P20"/>
      <text:p text:style-name="P4">Phase 2</text:p>
      <text:p text:style-name="P35">Changing to Flask</text:p>
      <text:p text:style-name="P25"/>
      <text:p text:style-name="P25">Transferring the script to the web</text:p>
      <text:p text:style-name="P24"/>
      <text:p text:style-name="P36">Adding complicated things to our script</text:p>
      <text:p text:style-name="P4"/>
      <text:p text:style-name="P5"><text:soft-page-break/>Phase 3</text:p>
      <text:p text:style-name="P43">This phase will be focusing on making sure there is a connection between all the various parts of our project. <text:span text:style-name="T28">This will also focus on the connection between the various parts of the project, and an analysis of the overall look and outputs from our project. </text:span></text:p>
      <text:p text:style-name="P43"/>
      <text:p text:style-name="P43"/>
      <text:p text:style-name="P43"/>
      <text:p text:style-name="P23">Writing and tweaking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Rasmussen</meta:initial-creator>
    <meta:creation-date>2015-04-27T14:50:10.602890351</meta:creation-date>
    <dc:date>2015-04-27T15:47:00.399571657</dc:date>
    <dc:creator>Emil Rasmussen</dc:creator>
    <meta:editing-duration>PT54M35S</meta:editing-duration>
    <meta:editing-cycles>72</meta:editing-cycles>
    <meta:generator>LibreOffice/4.2.7.2$Linux_X86_64 LibreOffice_project/420m0$Build-2</meta:generator>
    <meta:document-statistic meta:table-count="0" meta:image-count="0" meta:object-count="0" meta:page-count="3" meta:paragraph-count="48" meta:word-count="671" meta:character-count="3897" meta:non-whitespace-character-count="3260"/>
  </office:meta>
</office:document-meta>
</file>